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D500000066021EF07F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22cm" svg:height="1.396cm" svg:x="0.996cm" svg:y="1.2cm">
          <draw:image xlink:href="Pictures/20000002000001D500000066021EF07F.eps" xlink:type="simple" xlink:show="embed" xlink:actuate="onLoad">
            <text:p/>
          </draw:image>
        </draw:frame>
        <draw:frame draw:style-name="gr2" draw:text-style-name="P2" draw:layer="layout" svg:width="0.937cm" svg:height="0.911cm" svg:x="6.034cm" svg:y="2.61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2.131cm" svg:y="2.61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layer="layout" svg:width="0.622cm" svg:height="0.529cm" svg:x="6.072cm" svg:y="0.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67cm" svg:height="0.529cm" svg:x="7.518cm" svg:y="1.6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0.731cm" svg:height="0.911cm" svg:x="7.51cm" svg:y="0.917cm">
          <draw:text-box>
            <text:p><text:span text:style-name="T1">+</text:span></text:p>
          </draw:text-box>
        </draw:frame>
        <draw:frame draw:style-name="gr2" draw:text-style-name="P2" draw:layer="layout" svg:width="0.731cm" svg:height="0.911cm" svg:x="7.51cm" svg:y="2.027cm">
          <draw:text-box>
            <text:p><text:span text:style-name="T1">-</text:span></text:p>
          </draw:text-box>
        </draw:frame>
        <draw:frame draw:style-name="gr3" draw:layer="layout" svg:width="0.622cm" svg:height="0.529cm" svg:x="1.713cm" svg:y="0.6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22cm" svg:height="0.529cm" svg:x="3.222cm" svg:y="2.0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667cm" svg:height="0.529cm" svg:x="1.748cm" svg:y="1.73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671cm" svg:height="0.529cm" svg:x="4.784cm" svg:y="1.7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671cm" svg:height="0.529cm" svg:x="0.293cm" svg:y="1.7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3" draw:layer="layout" svg:x1="6.039cm" svg:y1="1.549cm" svg:x2="6.878cm" svg:y2="1.549cm">
          <text:p/>
        </draw:line>
        <draw:frame draw:style-name="gr3" draw:layer="layout" svg:width="0.558cm" svg:height="0.529cm" svg:x="6.221cm" svg:y="1.61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3" draw:layer="layout" svg:x1="1.175cm" svg:y1="1.045cm" svg:x2="1.6cm" svg:y2="1.045cm">
          <text:p/>
        </draw:line>
        <draw:frame draw:style-name="gr3" draw:layer="layout" svg:width="0.558cm" svg:height="0.529cm" svg:x="1.071cm" svg:y="0.45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3" draw:layer="layout" svg:x1="4.199cm" svg:y1="1.423cm" svg:x2="4.199cm" svg:y2="1.848cm">
          <text:p/>
        </draw:line>
        <draw:line draw:style-name="gr4" draw:text-style-name="P3" draw:layer="layout" svg:x1="2.998cm" svg:y1="1.367cm" svg:x2="2.998cm" svg:y2="1.792cm">
          <text:p/>
        </draw:line>
        <draw:frame draw:style-name="gr3" draw:layer="layout" svg:width="0.574cm" svg:height="0.529cm" svg:x="4.202cm" svg:y="1.31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95cm" svg:height="0.529cm" svg:x="2.99cm" svg:y="1.31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.335cm" svg:height="0.529cm" svg:x="5.686cm" svg:y="0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0.731cm" svg:height="0.911cm" svg:x="1.716cm" svg:y="1.085cm">
          <draw:text-box>
            <text:p><text:span text:style-name="T1">+</text:span></text:p>
          </draw:text-box>
        </draw:frame>
        <draw:frame draw:style-name="gr2" draw:text-style-name="P2" draw:layer="layout" svg:width="0.731cm" svg:height="0.911cm" svg:x="1.755cm" svg:y="1.925cm">
          <draw:text-box>
            <text:p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10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11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12/content.xml><?xml version="1.0" encoding="utf-8"?>
<math xmlns="http://www.w3.org/1998/Math/MathML">
  <semantics>
    <mrow>
      <mrow>
        <mo stretchy="false">+</mo>
        <msub>
          <mi>V</mi>
          <mn>1</mn>
        </msub>
      </mrow>
      <mo stretchy="false">−</mo>
    </mrow>
    <annotation encoding="StarMath 5.0">+V_1-{}</annotation>
  </semantics>
</math>
</file>

<file path=Object 2/content.xml><?xml version="1.0" encoding="utf-8"?>
<math xmlns="http://www.w3.org/1998/Math/MathML">
  <semantics>
    <msub>
      <mi>V</mi>
      <mn>2</mn>
    </msub>
    <annotation encoding="StarMath 5.0">V_2</annotation>
  </semantics>
</math>
</file>

<file path=Object 3/content.xml><?xml version="1.0" encoding="utf-8"?>
<math xmlns="http://www.w3.org/1998/Math/MathML">
  <semantics>
    <msub>
      <mi>I</mi>
      <mn>1</mn>
    </msub>
    <annotation encoding="StarMath 5.0">I_1</annotation>
  </semantics>
</math>
</file>

<file path=Object 4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5/content.xml><?xml version="1.0" encoding="utf-8"?>
<math xmlns="http://www.w3.org/1998/Math/MathML">
  <semantics>
    <msub>
      <mi>I</mi>
      <mn>1</mn>
    </msub>
    <annotation encoding="StarMath 5.0">I_1</annotation>
  </semantics>
</math>
</file>

<file path=Object 6/content.xml><?xml version="1.0" encoding="utf-8"?>
<math xmlns="http://www.w3.org/1998/Math/MathML">
  <semantics>
    <msub>
      <mi>R</mi>
      <mn>2</mn>
    </msub>
    <annotation encoding="StarMath 5.0">R_2</annotation>
  </semantics>
</math>
</file>

<file path=Object 7/content.xml><?xml version="1.0" encoding="utf-8"?>
<math xmlns="http://www.w3.org/1998/Math/MathML">
  <semantics>
    <msub>
      <mi>I</mi>
      <mn>2</mn>
    </msub>
    <annotation encoding="StarMath 5.0">I_2</annotation>
  </semantics>
</math>
</file>

<file path=Object 8/content.xml><?xml version="1.0" encoding="utf-8"?>
<math xmlns="http://www.w3.org/1998/Math/MathML">
  <semantics>
    <msub>
      <mi>V</mi>
      <mn>2</mn>
    </msub>
    <annotation encoding="StarMath 5.0">V_2</annotation>
  </semantics>
</math>
</file>

<file path=Object 9/content.xml><?xml version="1.0" encoding="utf-8"?>
<math xmlns="http://www.w3.org/1998/Math/MathML">
  <semantics>
    <msub>
      <mi>I</mi>
      <mi>Z</mi>
    </msub>
    <annotation encoding="StarMath 5.0">I_Z</annotation>
  </semantics>
</math>
</file>